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6.5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531cm"/>
    </style:style>
    <style:style style:name="Table1.1" style:family="table-row">
      <style:table-row-properties style:min-row-height="0.529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476cm" fo:keep-together="always"/>
    </style:style>
    <style:style style:name="Table1.C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3" style:family="table-row">
      <style:table-row-properties style:min-row-height="0.609cm" fo:keep-together="auto"/>
    </style:style>
    <style:style style:name="Table4" style:family="table">
      <style:table-properties style:width="16.545cm" fo:margin-left="-0.653cm" table:align="left" style:writing-mode="lr-tb"/>
    </style:style>
    <style:style style:name="Table4.A" style:family="table-column">
      <style:table-column-properties style:column-width="10.627cm"/>
    </style:style>
    <style:style style:name="Table4.B" style:family="table-column">
      <style:table-column-properties style:column-width="3.387cm"/>
    </style:style>
    <style:style style:name="Table4.C" style:family="table-column">
      <style:table-column-properties style:column-width="2.531cm"/>
    </style:style>
    <style:style style:name="Table4.1" style:family="table-row">
      <style:table-row-properties style:min-row-height="0.529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4.2" style:family="table-row">
      <style:table-row-properties style:min-row-height="0.476cm" fo:keep-together="always"/>
    </style:style>
    <style:style style:name="Table4.B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701cm" fo:margin-left="0cm" table:align="left" style:writing-mode="lr-tb"/>
    </style:style>
    <style:style style:name="Table3.A" style:family="table-column">
      <style:table-column-properties style:column-width="7.999cm"/>
    </style:style>
    <style:style style:name="Table3.B" style:family="table-column">
      <style:table-column-properties style:column-width="1.602cm"/>
    </style:style>
    <style:style style:name="Table3.C" style:family="table-column">
      <style:table-column-properties style:column-width="7.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214db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Verdana" fo:font-size="10pt" officeooo:rsid="00193b0f" officeooo:paragraph-rsid="0026d78b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officeooo:paragraph-rsid="0026d78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0pt" officeooo:rsid="00261e2c" officeooo:paragraph-rsid="00261e2c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24" style:family="paragraph" style:parent-style-name="Standard">
      <style:text-properties officeooo:rsid="00214dbe" officeooo:paragraph-rsid="00214dbe"/>
    </style:style>
    <style:style style:name="P25" style:family="paragraph" style:parent-style-name="Standard">
      <style:text-properties officeooo:paragraph-rsid="00214dbe"/>
    </style:style>
    <style:style style:name="P26" style:family="paragraph" style:parent-style-name="Standard">
      <style:text-properties officeooo:rsid="001e841b" officeooo:paragraph-rsid="002444ce"/>
    </style:style>
    <style:style style:name="P27" style:family="paragraph" style:parent-style-name="Standard">
      <style:paragraph-properties fo:text-align="center" style:justify-single-word="false" style:shadow="non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8" style:family="paragraph" style:parent-style-name="Footnote">
      <style:text-properties style:font-name="Verdana" fo:font-size="8pt" officeooo:rsid="00299939" officeooo:paragraph-rsid="00299939" style:font-size-asian="7pt" style:font-size-complex="8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14dbe" style:font-size-asian="10pt" style:font-size-complex="10pt"/>
    </style:style>
    <style:style style:name="T4" style:family="text">
      <style:text-properties style:font-name="Verdana" fo:font-size="10pt" officeooo:rsid="0027cd35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style:font-name="Wingdings 2" officeooo:rsid="001e841b" style:font-name-asian="Times New Roman" style:font-name-complex="Times New Roman"/>
    </style:style>
    <style:style style:name="T10" style:family="text">
      <style:text-properties style:font-name="Wingdings 2" officeooo:rsid="00214dbe" style:font-name-asian="Times New Roman" style:font-name-complex="Times New Roman"/>
    </style:style>
    <style:style style:name="T11" style:family="text">
      <style:text-properties officeooo:rsid="00214dbe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dbe" style:font-weight-asian="bold" style:font-weight-complex="bold"/>
    </style:style>
    <style:style style:name="T14" style:family="text">
      <style:text-properties officeooo:rsid="00244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S 192 AY 2014-2015</text:p>
      <text:p text:style-name="P10"><text:s/><text:span text:style-name="T14">Beta Testing</text:span> Checklist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1">Project Name: 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C1" office:value-type="string">
            <text:p text:style-name="P11">Project ID: <text:s/></text:p>
          </table:table-cell>
          <table:table-cell table:style-name="Table1.D1" table:number-rows-spanned="2" office:value-type="string">
            <text:p text:style-name="P15"/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7">(if applicable)</text:p>
          </table:table-cell>
          <table:covered-table-cell/>
        </table:table-row>
        <table:table-row table:style-name="Table1.3">
          <table:table-cell table:style-name="Table1.C2" office:value-type="string">
            <text:p text:style-name="P11">Developer’s Name:</text:p>
          </table:table-cell>
          <table:table-cell table:style-name="Table1.D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5"/>
      <text:p text:style-name="P20">This checklist is to be used to assess <text:span text:style-name="T7">if bet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 is.</text:span></text:p>
      <text:p text:style-name="P20"/>
      <text:p text:style-name="P22"><text:span text:style-name="T12">Target Audience</text:span>: CS Students of the Department</text:p>
      <text:p text:style-name="P21"/>
      <text:p text:style-name="P13">Tester Informatio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2">Tester's Name:</text:p>
            <text:p text:style-name="P12"/>
            <text:p text:style-name="P12"/>
          </table:table-cell>
          <table:table-cell table:style-name="Table4.B1" office:value-type="string">
            <text:p text:style-name="P14">Year Level</text:p>
          </table:table-cell>
          <table:table-cell table:style-name="Table4.C1" table:number-rows-spanned="2" office:value-type="string">
            <text:p text:style-name="P27">Gender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8"/>
          </table:table-cell>
          <table:covered-table-cell/>
        </table:table-row>
      </table:table>
      <text:p text:style-name="P21"/>
      <text:p text:style-name="P20"><text:span text:style-name="T13">Instructions</text:span><text:span text:style-name="T8">: <text:s/>Place a check mark (</text:span><text:span text:style-name="T9">P</text:span><text:span text:style-name="T11">) if the software complies with the criteria. <text:s/>Place a cross mark (</text:span><text:span text:style-name="T10">O</text:span><text:span text:style-name="T11">) if it does not, and place a comment on its non-compliance.</text:span></text:p>
      <text:p text:style-name="P20"/>
      <text:p text:style-name="P23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7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s</text:p>
          </table:table-cell>
        </table:table-row>
        <table:table-row>
          <table:table-cell table:style-name="Table2.A2" office:value-type="string">
            <text:p text:style-name="P6">[enumerate here the list of <text:span text:style-name="T8">all </text:span>acceptance criteria <text:span text:style-name="T8">defined during the sprints</text:span>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[add rows if necessary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9"/>
      <text:p text:style-name="P25"><text:span text:style-name="T3">Tester's</text:span><text:span text:style-name="T2"> Comments </text:span><text:span text:style-name="T4">on over-all functionality of the application:</text:span><text:span text:style-name="T2"><text:line-break/></text:span></text:p>
      <text:p text:style-name="P25"/>
      <text:p text:style-name="P24"><text:span text:style-name="T6">U</text:span><text:span text:style-name="T5">sability Goals</text:span><text:span text:style-name="T5"><text:note text:id="ftn1" text:note-class="footnote"><text:note-citation>1</text:note-citation><text:note-body><text:p text:style-name="P28">Source: www.keepitusable.com</text:p></text:note-body></text:note></text:span><text:span text:style-name="T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8">Usability </text:span>Criteria</text:p>
          </table:table-cell>
          <table:table-cell table:style-name="Table3.A1" office:value-type="string">
            <text:p text:style-name="P9">Comply</text:p>
          </table:table-cell>
          <table:table-cell table:style-name="Table3.C1" office:value-type="string">
            <text:p text:style-name="P9">Remarks</text:p>
          </table:table-cell>
        </table:table-row>
        <table:table-row>
          <table:table-cell table:style-name="Table3.A2" office:value-type="string">
            <text:p text:style-name="P7">1. <text:s/>Easy to navigat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. Clear and consistent way to go back on every screen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3. <text:s/>Labels and buttons text are clear and concis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4. <text:s/>Retains overall consistency and behavior with mobile platfor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5. <text:s text:c="2"/>Minimalist design – excess features <text:soft-page-break/>remov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6. <text:s/>Content is concise and clea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7. <text:s/>Provides feedback to the user of the system stat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8. <text:s text:c="2"/>Number of buttons/links is reasonabl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9. <text:s text:c="2"/>UI elements provide visual feedback when press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0. <text:s/>Ensure any visual feedback is not obscured by the user's finge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1. <text:s text:c="2"/>Colors used provide good contrast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2. <text:s/>Colors used provide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3. <text:s/>Icons are clear to understand – no ambigu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4. <text:s/>Font size and spacing ensures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5. <text:s text:c="2"/>If changes can be made, ensure there is a save button (gives peace of mind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6. <text:s/>Present users with a confirmation option when deleting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7. <text:s/>Allow users to tailor frequent actions to make them easier and quicker to do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8. <text:s text:c="2"/>Speak the users' language (not technical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9. <text:s/>Auditory feedback is timely and appropriatel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0. Settings to turn off auditory feedback/soun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1. <text:s/>Help users recognize, diagnose, and recover from error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2. <text:s/>Error messages are free of technical languag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3. <text:s text:c="2"/>Error messages clearly explain how to correct the proble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4. <text:s/>Any help text should be clear and unambiguo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5. <text:s/>Instructions easily visible and easily retrievable whenever appropriat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</table:table>
      <text:p text:style-name="P26"/>
      <text:p text:style-name="P26"><text:span text:style-name="T3">Tester's</text:span><text:span text:style-name="T2"> Comments </text:span><text:span text:style-name="T4">on over-all usability of the application: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13T09:39:28.016132000</dc:date>
    <meta:print-date>2006-07-28T14:33:00</meta:print-date>
    <meta:editing-cycles>16</meta:editing-cycles>
    <meta:editing-duration>PT1H8M17S</meta:editing-duration>
    <meta:generator>LibreOffice/4.3.0.4$MacOSX_X86_64 LibreOffice_project/62ad5818884a2fc2e5780dd45466868d41009ec0</meta:generator>
    <meta:document-statistic meta:table-count="4" meta:image-count="0" meta:object-count="0" meta:page-count="2" meta:paragraph-count="53" meta:word-count="394" meta:character-count="2485" meta:non-whitespace-character-count="2096"/>
  </office:meta>
</office:document-meta>
</file>